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Verdana" fo:font-size="10pt" officeooo:rsid="001e841b" style:font-size-asian="10pt" style:font-size-complex="10pt"/>
    </style:style>
    <style:style style:name="P4" style:family="paragraph" style:parent-style-name="Text_20_body">
      <style:text-properties style:font-name="Verdana" fo:font-size="10pt" style:font-size-asian="8.75pt" style:font-size-complex="10pt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style:font-size-asian="10pt" style:font-size-complex="10pt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officeooo:paragraph-rsid="0021c29f" style:font-size-asian="10pt" style:font-size-complex="10pt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officeooo:rsid="0021c29f" officeooo:paragraph-rsid="0021c29f" style:font-size-asian="10pt" style:font-size-complex="10pt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Verdana" fo:font-size="10pt" officeooo:rsid="00356d60" officeooo:paragraph-rsid="00356d60" style:font-size-asian="10pt" style:font-size-complex="10pt"/>
    </style:style>
    <style:style style:name="P10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21c29f" style:font-size-asian="10pt" style:font-size-complex="10pt"/>
    </style:style>
    <style:style style:name="P12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3377dd" officeooo:paragraph-rsid="002f8de1" style:font-size-asian="10pt" style:font-size-complex="10pt"/>
    </style:style>
    <style:style style:name="P13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356d60" officeooo:paragraph-rsid="00356d60" style:font-size-asian="10pt" style:font-size-complex="10pt"/>
    </style:style>
    <style:style style:name="P14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377382" officeooo:paragraph-rsid="00377382" style:font-size-asian="10pt" style:font-size-complex="10pt"/>
    </style:style>
    <style:style style:name="P15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paragraph-rsid="00390774" style:font-size-asian="10pt" style:font-size-complex="10pt"/>
    </style:style>
    <style:style style:name="P16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Verdana" fo:font-size="10pt" style:font-size-asian="10pt" style:font-size-complex="10pt"/>
    </style:style>
    <style:style style:name="P17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Verdana" fo:font-size="10pt" officeooo:rsid="00390774" officeooo:paragraph-rsid="00390774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14pt" officeooo:rsid="0021c29f" officeooo:paragraph-rsid="0021c29f" style:font-size-asian="14pt" style:font-size-complex="14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0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356d60" officeooo:paragraph-rsid="00390774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21c29f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officeooo:rsid="0021c29f"/>
    </style:style>
    <style:style style:name="T5" style:family="text">
      <style:text-properties fo:font-weight="normal" officeooo:rsid="00227623" style:font-weight-asian="normal" style:font-weight-complex="normal"/>
    </style:style>
    <style:style style:name="T6" style:family="text">
      <style:text-properties fo:font-weight="normal" officeooo:rsid="00309850" style:font-weight-asian="normal" style:font-weight-complex="normal"/>
    </style:style>
    <style:style style:name="T7" style:family="text">
      <style:text-properties fo:font-weight="normal" officeooo:rsid="00356d60" style:font-weight-asian="normal" style:font-weight-complex="normal"/>
    </style:style>
    <style:style style:name="T8" style:family="text">
      <style:text-properties officeooo:rsid="00309850"/>
    </style:style>
    <style:style style:name="T9" style:family="text">
      <style:text-properties officeooo:rsid="003907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S 192 AY 201<text:span text:style-name="T8">5</text:span>-201<text:span text:style-name="T8">6</text:span></text:p>
      <text:p text:style-name="P18">Lessons Learned Report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Prepared by: <text:span text:style-name="T7">Carlos Penaflorida</text:span></text:p>
            <text:p text:style-name="P7">Date: <text:span text:style-name="T6">March </text:span><text:span text:style-name="T7">18</text:span><text:span text:style-name="T5">, 2016</text:span></text:p>
            <text:p text:style-name="P6">Project Name: <text:span text:style-name="T5">UP BikeShare Web Server</text:span></text:p>
            <text:p text:style-name="P8">Client: <text:span text:style-name="T5">UP BikeShare</text:span></text:p>
            <text:p text:style-name="P8">Sprint Number: <text:span text:style-name="T7">4</text:span></text:p>
          </table:table-cell>
        </table:table-row>
        <table:table-row>
          <table:table-cell table:style-name="Table1.A2" office:value-type="string">
            <text:p text:style-name="P16"><text:span text:style-name="T2">1</text:span>. <text:span text:style-name="T3"><text:s/></text:span><text:span text:style-name="T4">What were the main lessons your team learned in this sprint?</text:span></text:p>
            <text:p text:style-name="P13">We learned that it is important to keep tabs on each other's progress, and that unexpected</text:p>
            <text:p text:style-name="P13">events can be quite devastating. </text:p>
            <text:p text:style-name="P11">2. <text:s text:c="2"/>Describe one example of what went right in this sprint.</text:p>
            <text:p text:style-name="P14">Issues can now be viewed <text:span text:style-name="T9">and are partially categorized</text:span>.</text:p>
            <text:p text:style-name="P13">The bike map is now <text:span text:style-name="T9">somewhat </text:span>interactive. <text:s/></text:p>
            <text:p text:style-name="P10"><text:span text:style-name="T2">3</text:span>.<text:span text:style-name="T3"> <text:s text:c="3"/></text:span>Describe one example of what went wrong <text:span text:style-name="T2">in</text:span> this <text:span text:style-name="T2">sprint</text:span>.</text:p>
            <text:p text:style-name="P12"><text:s/><text:span text:style-name="T9">Not all the sprint goals were done. Most features aren't fully functional e.g. the bike map.</text:span></text:p>
            <text:p text:style-name="P15"><text:span text:style-name="T2">4</text:span>.<text:span text:style-name="T3"> <text:s text:c="3"/></text:span>What will you do differently on the next <text:span text:style-name="T2">sprint</text:span> based on your experience working on this <text:span text:style-name="T2">current sprint</text:span>?</text:p>
            <text:p text:style-name="P20">As stated earlier, communication amongst ourselves is important. It is also critical to have a </text:p>
            <text:p text:style-name="P17">good understanding on the technologies that we are planning to use.</text:p>
            <text:p text:style-name="P9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3-19T12:40:45.442530299</dc:date>
    <meta:print-date>2006-07-28T14:33:00</meta:print-date>
    <meta:editing-cycles>38</meta:editing-cycles>
    <meta:editing-duration>PT3H10M30S</meta:editing-duration>
    <meta:generator>LibreOffice/4.4.3.2$Linux_x86 LibreOffice_project/40m0$Build-2</meta:generator>
    <dc:creator>Carlos </dc:creator>
    <meta:document-statistic meta:table-count="1" meta:image-count="0" meta:object-count="0" meta:page-count="1" meta:paragraph-count="20" meta:word-count="160" meta:character-count="940" meta:non-whitespace-character-count="782"/>
  </office:meta>
</office:document-meta>
</file>